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34H16M00S" calcext:value-type="time">
            <text:p>34:16:00</text:p>
          </table:table-cell>
        </table:table-row>
        <table:table-row table:style-name="ro1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[.D3]-[.C3]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5]-[.C5]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7]-[.C7]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[.D8]-[.C8]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9]-[.C9]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[.D10]-[.C10]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[.D11]-[.C11]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[.D12]-[.C12]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13]-[.C13]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[.D14]-[.C14]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[.D15]-[.C15]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[.D16]-[.C16]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[.D17]-[.C17]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[.D18]-[.C18]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[.D19]-[.C19]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[.D20]-[.C20]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[.D21]-[.C21]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2]-[.C22]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23]-[.C23]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4]-[.C24]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25]-[.C25]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6]-[.C26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7]-[.C27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8]-[.C28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9]-[.C29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0]-[.C30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1]-[.C31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2]-[.C32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/00/0000</text:date>, <text:time style:data-style-name="N2" text:time-value="0000-00-00T00:00:03.03806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10T15:28:50.958002262</dc:date>
    <dc:creator>Tamino Hartmann</dc:creator>
    <meta:editing-duration>PT22M17S</meta:editing-duration>
    <meta:editing-cycles>33</meta:editing-cycles>
    <meta:generator>LibreOffice/4.1.0.4$Linux_X86_64 LibreOffice_project/410m0$Build-4</meta:generator>
    <meta:document-statistic meta:table-count="3" meta:cell-count="129" meta:object-count="0"/>
  </office:meta>
</office:document-meta>
</file>